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062" officeooo:paragraph-rsid="00118062"/>
    </style:style>
    <style:style style:name="P2" style:family="paragraph" style:parent-style-name="Standard">
      <style:text-properties officeooo:rsid="0013245d" officeooo:paragraph-rsid="0013245d"/>
    </style:style>
    <style:style style:name="P3" style:family="paragraph" style:parent-style-name="Standard">
      <style:text-properties fo:font-weight="bold" officeooo:rsid="0013245d" officeooo:paragraph-rsid="0013245d" style:font-weight-asian="bold" style:font-weight-complex="bold"/>
    </style:style>
    <style:style style:name="P4" style:family="paragraph" style:parent-style-name="Standard">
      <style:text-properties officeooo:rsid="001329b5" officeooo:paragraph-rsid="0013245d"/>
    </style:style>
    <style:style style:name="P5" style:family="paragraph" style:parent-style-name="Standard">
      <style:text-properties officeooo:rsid="001329b5" officeooo:paragraph-rsid="001329b5"/>
    </style:style>
    <style:style style:name="P6" style:family="paragraph" style:parent-style-name="Standard">
      <style:text-properties officeooo:rsid="00151bbd" officeooo:paragraph-rsid="00151bbd"/>
    </style:style>
    <style:style style:name="P7" style:family="paragraph" style:parent-style-name="Standard">
      <style:text-properties officeooo:rsid="0015e7cf" officeooo:paragraph-rsid="0015e7cf"/>
    </style:style>
    <style:style style:name="P8" style:family="paragraph" style:parent-style-name="Standard" style:list-style-name="L1">
      <style:text-properties officeooo:rsid="0015e7cf" officeooo:paragraph-rsid="0015e7cf"/>
    </style:style>
    <style:style style:name="P9" style:family="paragraph" style:parent-style-name="Standard" style:list-style-name="L2">
      <style:text-properties officeooo:rsid="0015e7cf" officeooo:paragraph-rsid="0015e7cf"/>
    </style:style>
    <style:style style:name="P10" style:family="paragraph" style:parent-style-name="Standard">
      <style:text-properties officeooo:rsid="00177eba" officeooo:paragraph-rsid="00177eba"/>
    </style:style>
    <style:style style:name="P11" style:family="paragraph" style:parent-style-name="Standard">
      <style:text-properties officeooo:rsid="0019168f" officeooo:paragraph-rsid="0019168f"/>
    </style:style>
    <style:style style:name="P12" style:family="paragraph" style:parent-style-name="Table_20_Contents">
      <style:text-properties officeooo:rsid="0013245d" officeooo:paragraph-rsid="0013245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δ</text:span><text:span text:style-name="T2"> = eliminate duplicates from bags (DISTINCT)</text:span></text:p>
      <text:p text:style-name="P1"><text:span text:style-name="T2"/></text:p>
      <text:p text:style-name="P1"><text:span text:style-name="T2">T = sort tuples</text:span></text:p>
      <text:p text:style-name="P1"><text:span text:style-name="T2"/></text:p>
      <text:p text:style-name="P1"><text:span text:style-name="T2">Y = grouping and aggregation</text:span></text:p>
      <text:p text:style-name="P1"><text:span text:style-name="T2"/></text:p>
      <text:p text:style-name="P1"><text:span text:style-name="T2">R1:= delta(R2).</text:span></text:p>
      <text:p text:style-name="P1"><text:span text:style-name="T2"/></text:p>
      <text:p text:style-name="P1"><text:span text:style-name="T2">R1 consists of one copy for each tuple that appears in R2 one or more times</text:span></text:p>
      <text:p text:style-name="P1"><text:span text:style-name="T2"/></text:p>
      <text:p text:style-name="P1"><text:span text:style-name="T2"/></text:p>
      <text:p text:style-name="P3"><text:span text:style-name="T2">Sorting</text:span></text:p>
      <text:p text:style-name="P2"><text:span text:style-name="T2">R1 := T sub L (R2)</text:span></text:p>
      <text:p text:style-name="P2"><text:span text:style-name="T2">L is a list of some of the attributes of R2</text:span></text:p>
      <text:p text:style-name="P2"><text:span text:style-name="T2"/></text:p>
      <text:p text:style-name="P2"><text:span text:style-name="T2">R1 is the list of tuples of R2 sorted first on the value of the first attributes on L, then on the second attribute of L, and so on</text:span></text:p>
      <text:p text:style-name="P2"><text:span text:style-name="T2"/></text:p>
      <text:p text:style-name="P2"><text:span text:style-name="T2">T is the only operator whose result is neither a set or a bag</text:span></text:p>
      <text:p text:style-name="P2"><text:span text:style-name="T2"/></text:p>
      <text:p text:style-name="P2"><text:span text:style-name="T2">R=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A</text:p>
          </table:table-cell>
          <table:table-cell table:style-name="Table1.B1" office:value-type="string">
            <text:p text:style-name="P12">B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2">2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B2" office:value-type="string">
            <text:p text:style-name="P12">4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B2" office:value-type="string">
            <text:p text:style-name="P12">2</text:p>
          </table:table-cell>
        </table:table-row>
      </table:table>
      <text:p text:style-name="P2"><text:span text:style-name="T2"/></text:p>
      <text:p text:style-name="P2"><text:span text:style-name="T2">T sub B = [(5,2),(1,2),(3,4)]</text:span></text:p>
      <text:p text:style-name="P4"><text:span text:style-name="T2"/></text:p>
      <text:p text:style-name="P5"><text:span text:style-name="T2">Agregation Operators</text:span></text:p>
      <text:p text:style-name="P5"><text:span text:style-name="T2">Aggregation operators are not opearators of relational alaebra</text:span></text:p>
      <text:p text:style-name="P5"><text:span text:style-name="T2"/></text:p>
      <text:p text:style-name="P5"><text:span text:style-name="T2">Rather they apply to entire columns of a table and produce a single result</text:span></text:p>
      <text:p text:style-name="P5"><text:span text:style-name="T2"/></text:p>
      <text:p text:style-name="P5"><text:span text:style-name="T2">The most important examples: SUM, AVG, COUNT, MIN and MAX.</text:span></text:p>
      <text:p text:style-name="P5"><text:span text:style-name="T2"/></text:p>
      <text:p text:style-name="P5"><text:span text:style-name="T2">Grouping Operator</text:span></text:p>
      <text:p text:style-name="P5"><text:span text:style-name="T2">R1:=Y sub L (R2). L is a list of elements that are either:</text:span></text:p>
      <text:p text:style-name="P5"><text:span text:style-name="T2"/></text:p>
      <text:p text:style-name="P5"><text:span text:style-name="T2">1. Individual (grouping) attributes</text:span></text:p>
      <text:p text:style-name="P5"><text:span text:style-name="T2">2. AGG(A), where AGG is one of the aggregation operators and A is an attribute</text:span></text:p>
      <text:p text:style-name="P5"><text:span text:style-name="T2"><text:tab/>An arrow and a new attribute name renames the component</text:span></text:p>
      <text:p text:style-name="P5"><text:span text:style-name="T2"/></text:p>
      <text:p text:style-name="P6"><text:span text:style-name="T2">Outerjoin</text:span></text:p>
      <text:p text:style-name="P6"><text:span text:style-name="T2"/></text:p>
      <text:p text:style-name="P6"><text:span text:style-name="T2">Suppose we join R bowtie sub C S</text:span></text:p>
      <text:p text:style-name="P6"><text:span text:style-name="T2">A tuple of R that hss no tuple of S with which it joins is said to be dangling</text:span></text:p>
      <text:p text:style-name="P6"><text:span text:style-name="T2"><text:tab/>Similarly for a tuple of S</text:span></text:p>
      <text:p text:style-name="P6"><text:soft-page-break/><text:span text:style-name="T2">Outerjoin preserves dangling tuples by padding them NULL</text:span></text:p>
      <text:p text:style-name="P6"><text:span text:style-name="T2"/></text:p>
      <text:p text:style-name="P6"><text:span text:style-name="T2">SELECT * FROM FOO JOIN BAR ON FOO.col2 = BAR.col2;</text:span></text:p>
      <text:p text:style-name="P6"><text:span text:style-name="T2"/></text:p>
      <text:p text:style-name="P6"><text:span text:style-name="T2">R OUTER JOIN S is the core of an outerjoin expression. It is modified by:</text:span></text:p>
      <text:p text:style-name="P6"><text:span text:style-name="T2">1. Optional NATURAL in front of OUTER</text:span></text:p>
      <text:p text:style-name="P6"><text:span text:style-name="T2">2. Optional ON &lt;condition&gt; after JOIN.</text:span></text:p>
      <text:p text:style-name="P6"><text:span text:style-name="T2">3. Optional LEFT&lt; RIGHT&lt; or FULL before OUTER&gt;</text:span></text:p>
      <text:p text:style-name="P6"><text:span text:style-name="T2"><text:tab/>LEFT = pad dangling tuples of R only</text:span></text:p>
      <text:p text:style-name="P6"><text:span text:style-name="T2"><text:tab/>RIGHT = pad dangling tuples of S only.</text:span></text:p>
      <text:p text:style-name="P6"><text:span text:style-name="T2"><text:tab/>FULL = pad both; this choice is the default</text:span></text:p>
      <text:p text:style-name="P6"><text:span text:style-name="T2"/></text:p>
      <text:p text:style-name="P7"><text:span text:style-name="T2">AGGREGATIONS</text:span></text:p>
      <text:p text:style-name="P7"><text:span text:style-name="T2"/></text:p>
      <text:list xml:id="list1281984491" text:style-name="L1">
        <text:list-item>
          <text:p text:style-name="P8"><text:span text:style-name="T2">SUM,AVG,COUNT,MIN,MAX Can be applied to a column in a SELECT clause to produce that aggregation on the column</text:span></text:p>
        </text:list-item>
        <text:list-item>
          <text:p text:style-name="P8"><text:span text:style-name="T2">Also, COUNT(*) counts the number of tuples</text:span></text:p>
        </text:list-item>
      </text:list>
      <text:p text:style-name="P7"><text:span text:style-name="T2"/></text:p>
      <text:p text:style-name="P7"><text:span text:style-name="T2">NULL”s Ignored in Aggregation</text:span></text:p>
      <text:list xml:id="list3819164651" text:style-name="L2">
        <text:list-item>
          <text:p text:style-name="P9"><text:span text:style-name="T2">NULL never contributes to a sum, average, or count, and can never be the minimum or a maximum of a column</text:span></text:p>
        </text:list-item>
        <text:list-item>
          <text:p text:style-name="P9"><text:span text:style-name="T2">But if the are no non-NULL values in a column, then the result of the aggergation is NULL.</text:span></text:p>
          <text:list>
            <text:list-item>
              <text:p text:style-name="P9"><text:span text:style-name="T2">Exception: COUNT of empty set is 0</text:span></text:p>
            </text:list-item>
          </text:list>
        </text:list-item>
      </text:list>
      <text:p text:style-name="P7"><text:span text:style-name="T2"/></text:p>
      <text:p text:style-name="P10"><text:span text:style-name="T2">SELECT beer,AVG(price)</text:span></text:p>
      <text:p text:style-name="P10"><text:span text:style-name="T2">FROM Sells</text:span></text:p>
      <text:p text:style-name="P10"><text:span text:style-name="T2">GROUP BY beer;</text:span></text:p>
      <text:p text:style-name="P10"><text:span text:style-name="T2"/></text:p>
      <text:p text:style-name="P10"><text:span text:style-name="T2">From Sells(bar,beer,price) and Frequents(drinker,bar), find for each drinker the average price of Bud at the bars they frequent:</text:span></text:p>
      <text:p text:style-name="P10"><text:span text:style-name="T2"/></text:p>
      <text:p text:style-name="P10"><text:span text:style-name="T2">SELECT drinker,AVG(price)</text:span></text:p>
      <text:p text:style-name="P10"><text:span text:style-name="T2">FROM Frequents,Sells</text:span></text:p>
      <text:p text:style-name="P10"><text:span text:style-name="T2">WHERE beer=`Bud` AND Frequents.bar = Sells.bar</text:span></text:p>
      <text:p text:style-name="P10"><text:span text:style-name="T2">GROUP BY drinker;</text:span></text:p>
      <text:p text:style-name="P10"><text:span text:style-name="T2"/></text:p>
      <text:p text:style-name="P11"><text:span text:style-name="T2">having Clause</text:span></text:p>
      <text:p text:style-name="P11"><text:span text:style-name="T2"/></text:p>
      <text:p text:style-name="P11"><text:span text:style-name="T2">HAVING condition may follow a GROUP by clause ,like a where for a group by</text:span></text:p>
      <text:p text:style-name="P11"><text:span text:style-name="T2"/></text:p>
      <text:p text:style-name="P11"><text:span text:style-name="T2">If so, the condition applies to each group, asnd groups not satisfying the condition are eliminated</text:span></text:p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4:48:29.155134056</meta:creation-date>
    <dc:date>2018-03-06T15:45:11.033008741</dc:date>
    <meta:editing-duration>PT56M39S</meta:editing-duration>
    <meta:editing-cycles>7</meta:editing-cycles>
    <meta:generator>LibreOffice/5.3.7.2.0$Linux_X86_64 LibreOffice_project/30m0$Build-2</meta:generator>
    <meta:document-statistic meta:table-count="1" meta:image-count="0" meta:object-count="0" meta:page-count="2" meta:paragraph-count="60" meta:word-count="452" meta:character-count="2395" meta:non-whitespace-character-count="2003"/>
  </office:meta>
</office:document-meta>
</file>